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3.3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3.052cm" fo:min-width="2.04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4.072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766cm" fo:min-width="5.342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1cm" svg:height="1.016cm" svg:x="12.954cm" svg:y="1.016cm">
          <text:p text:style-name="P1">Wall TV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1.016cm" svg:x="20.32cm" svg:y="1.016cm">
          <text:p text:style-name="P1">Wall RPi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54cm" svg:height="3.302cm" svg:x="13.462cm" svg:y="6.858cm">
          <text:p text:style-name="P1">Helm</text:p>
          <text:p text:style-name="P1">Monito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1.016cm" svg:x="20.574cm" svg:y="7.112cm">
          <text:p text:style-name="P1">Helm RPi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5.842cm" svg:height="1.016cm" svg:x="13.208cm" svg:y="18.542cm">
          <text:p text:style-name="P1">Proctor Monitor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1.016cm" svg:x="21.082cm" svg:y="18.542cm">
          <text:p text:style-name="P1">Proctor RPi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572cm" svg:height="1.016cm" svg:x="20.828cm" svg:y="14.478cm">
          <text:p text:style-name="P1">Router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1T15:50:12.804528062</meta:creation-date>
    <dc:date>2018-06-01T16:23:36.748818407</dc:date>
    <meta:editing-duration>PT23M13S</meta:editing-duration>
    <meta:editing-cycles>2</meta:editing-cycles>
    <meta:generator>LibreOffice/5.1.6.2$Linux_X86_64 LibreOffice_project/10m0$Build-2</meta:generator>
    <meta:document-statistic meta:object-count="30"/>
  </office:meta>
</office:document-meta>
</file>